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5ea" officeooo:paragraph-rsid="001fd5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ffjfuiurujuyrf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00:05:08.451185228</meta:creation-date>
    <dc:date>2023-09-09T00:05:31.117541988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LibreOffice/7.3.7.2$Linux_X86_64 LibreOffice_project/30$Build-2</meta:generator>
  </office:meta>
</office:document-meta>
</file>